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236e" officeooo:paragraph-rsid="001add0e" style:font-weight-asian="bold" style:font-weight-complex="bold"/>
    </style:style>
    <style:style style:name="P2" style:family="paragraph" style:parent-style-name="Standard">
      <style:text-properties fo:font-weight="bold" officeooo:rsid="000b3c62" officeooo:paragraph-rsid="001add0e" style:font-weight-asian="bold" style:font-weight-complex="bold"/>
    </style:style>
    <style:style style:name="P3" style:family="paragraph" style:parent-style-name="Standard">
      <style:text-properties fo:font-weight="bold" officeooo:rsid="0013cc61" officeooo:paragraph-rsid="001add0e" style:font-weight-asian="bold" style:font-weight-complex="bold"/>
    </style:style>
    <style:style style:name="P4" style:family="paragraph" style:parent-style-name="Standard">
      <style:text-properties fo:font-weight="bold" officeooo:rsid="001549bc" officeooo:paragraph-rsid="001add0e" style:font-weight-asian="bold" style:font-weight-complex="bold"/>
    </style:style>
    <style:style style:name="P5" style:family="paragraph" style:parent-style-name="Standard">
      <style:text-properties officeooo:rsid="0004236e" officeooo:paragraph-rsid="001add0e"/>
    </style:style>
    <style:style style:name="P6" style:family="paragraph" style:parent-style-name="Standard">
      <style:text-properties fo:font-weight="normal" officeooo:rsid="000b3c62" officeooo:paragraph-rsid="001add0e" style:font-weight-asian="normal" style:font-weight-complex="normal"/>
    </style:style>
    <style:style style:name="P7" style:family="paragraph" style:parent-style-name="Standard">
      <style:text-properties fo:font-weight="normal" officeooo:rsid="000bd6aa" officeooo:paragraph-rsid="001add0e" style:font-weight-asian="normal" style:font-weight-complex="normal"/>
    </style:style>
    <style:style style:name="P8" style:family="paragraph" style:parent-style-name="Standard">
      <style:text-properties fo:font-weight="normal" officeooo:rsid="000cbbe3" officeooo:paragraph-rsid="001add0e" style:font-weight-asian="normal" style:font-weight-complex="normal"/>
    </style:style>
    <style:style style:name="P9" style:family="paragraph" style:parent-style-name="Standard">
      <style:text-properties fo:font-weight="normal" officeooo:rsid="000e2d00" officeooo:paragraph-rsid="001add0e" style:font-weight-asian="normal" style:font-weight-complex="normal"/>
    </style:style>
    <style:style style:name="P10" style:family="paragraph" style:parent-style-name="Standard">
      <style:text-properties fo:font-weight="normal" officeooo:rsid="001168e7" officeooo:paragraph-rsid="001add0e" style:font-weight-asian="normal" style:font-weight-complex="normal"/>
    </style:style>
    <style:style style:name="P11" style:family="paragraph" style:parent-style-name="Standard">
      <style:text-properties fo:font-weight="normal" officeooo:rsid="0012ef2a" officeooo:paragraph-rsid="001add0e" style:font-weight-asian="normal" style:font-weight-complex="normal"/>
    </style:style>
    <style:style style:name="P12" style:family="paragraph" style:parent-style-name="Standard">
      <style:text-properties fo:font-weight="normal" officeooo:rsid="001549bc" officeooo:paragraph-rsid="001add0e" style:font-weight-asian="normal" style:font-weight-complex="normal"/>
    </style:style>
    <style:style style:name="P13" style:family="paragraph" style:parent-style-name="Standard">
      <style:text-properties officeooo:paragraph-rsid="001add0e"/>
    </style:style>
    <style:style style:name="P14" style:family="paragraph" style:parent-style-name="Text_20_body">
      <style:text-properties officeooo:paragraph-rsid="001add0e"/>
    </style:style>
    <style:style style:name="P15" style:family="paragraph" style:parent-style-name="Preformatted_20_Text">
      <style:text-properties fo:font-size="13pt" fo:font-weight="bold" officeooo:rsid="001682e2" officeooo:paragraph-rsid="001add0e" style:font-size-asian="13pt" style:font-weight-asian="bold" style:font-size-complex="13pt" style:font-weight-complex="bold"/>
    </style:style>
    <style:style style:name="P16" style:family="paragraph" style:parent-style-name="Preformatted_20_Text">
      <style:text-properties fo:font-size="13pt" fo:font-weight="bold" officeooo:rsid="0016903b" officeooo:paragraph-rsid="001add0e" style:font-size-asian="13pt" style:font-weight-asian="bold" style:font-size-complex="13pt" style:font-weight-complex="bold"/>
    </style:style>
    <style:style style:name="P17" style:family="paragraph" style:parent-style-name="Preformatted_20_Text">
      <style:text-properties fo:font-size="13pt" fo:font-weight="bold" officeooo:rsid="0016a358" officeooo:paragraph-rsid="001add0e" style:font-size-asian="13pt" style:font-weight-asian="bold" style:font-size-complex="13pt" style:font-weight-complex="bold"/>
    </style:style>
    <style:style style:name="P18" style:family="paragraph" style:parent-style-name="Preformatted_20_Text">
      <style:text-properties fo:font-weight="normal" officeooo:rsid="001549bc" officeooo:paragraph-rsid="001add0e" style:font-weight-asian="normal" style:font-weight-complex="normal"/>
    </style:style>
    <style:style style:name="P19" style:family="paragraph" style:parent-style-name="Preformatted_20_Text">
      <style:text-properties officeooo:paragraph-rsid="001add0e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1add0e"/>
    </style:style>
    <style:style style:name="P21" style:family="paragraph" style:parent-style-name="Standard">
      <style:text-properties fo:font-weight="bold" officeooo:rsid="0002367b" officeooo:paragraph-rsid="001add0e" style:font-weight-asian="bold" style:font-weight-complex="bold"/>
    </style:style>
    <style:style style:name="P22" style:family="paragraph" style:parent-style-name="Standard">
      <style:text-properties fo:font-weight="bold" officeooo:rsid="001549bc" officeooo:paragraph-rsid="001add0e" style:font-weight-asian="bold" style:font-weight-complex="bold"/>
    </style:style>
    <style:style style:name="P23" style:family="paragraph" style:parent-style-name="Standard">
      <style:text-properties fo:font-weight="normal" officeooo:rsid="00106190" officeooo:paragraph-rsid="001add0e" style:font-weight-asian="normal" style:font-weight-complex="normal"/>
    </style:style>
    <style:style style:name="P24" style:family="paragraph" style:parent-style-name="Preformatted_20_Text">
      <style:text-properties fo:font-weight="normal" officeooo:rsid="000b3c62" officeooo:paragraph-rsid="001add0e" style:font-weight-asian="normal" style:font-weight-complex="normal"/>
    </style:style>
    <style:style style:name="P25" style:family="paragraph" style:parent-style-name="Preformatted_20_Text">
      <style:text-properties fo:font-size="13pt" fo:font-weight="normal" officeooo:rsid="0016903b" officeooo:paragraph-rsid="001add0e" style:font-size-asian="13pt" style:font-weight-asian="normal" style:font-size-complex="13pt" style:font-weight-complex="normal"/>
    </style:style>
    <style:style style:name="P26" style:family="paragraph" style:parent-style-name="Preformatted_20_Text">
      <style:text-properties fo:font-size="13pt" fo:font-weight="normal" officeooo:rsid="0016a358" officeooo:paragraph-rsid="001add0e" style:font-size-asian="13pt" style:font-weight-asian="normal" style:font-size-complex="13pt" style:font-weight-complex="normal"/>
    </style:style>
    <style:style style:name="P27" style:family="paragraph" style:parent-style-name="Preformatted_20_Text">
      <style:text-properties fo:font-size="13pt" fo:font-weight="normal" officeooo:rsid="0017ed18" officeooo:paragraph-rsid="001add0e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2d00" style:font-weight-asian="normal" style:font-weight-complex="normal"/>
    </style:style>
    <style:style style:name="T3" style:family="text">
      <style:text-properties fo:font-weight="normal" officeooo:rsid="00106190" style:font-weight-asian="normal" style:font-weight-complex="normal"/>
    </style:style>
    <style:style style:name="T4" style:family="text">
      <style:text-properties fo:font-weight="normal" officeooo:rsid="0016a358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2367b" style:font-weight-asian="bold" style:font-weight-complex="bold"/>
    </style:style>
    <style:style style:name="T8" style:family="text">
      <style:text-properties fo:font-weight="bold" officeooo:rsid="0004236e" style:font-weight-asian="bold" style:font-weight-complex="bold"/>
    </style:style>
    <style:style style:name="T9" style:family="text">
      <style:text-properties officeooo:rsid="0004236e"/>
    </style:style>
    <style:style style:name="T10" style:family="text">
      <style:text-properties officeooo:rsid="000c1b98"/>
    </style:style>
    <style:style style:name="T11" style:family="text">
      <style:text-properties officeooo:rsid="000cbbe3"/>
    </style:style>
    <style:style style:name="T12" style:family="text">
      <style:text-properties officeooo:rsid="00100a38"/>
    </style:style>
    <style:style style:name="T13" style:family="text">
      <style:text-properties officeooo:rsid="00106190"/>
    </style:style>
    <style:style style:name="T14" style:family="text">
      <style:text-properties officeooo:rsid="001549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span text:style-name="T6"><text:tab/></text:span><text:span text:style-name="T7">Doctrine</text:span></text:p>
      <text:p text:style-name="P13"/>
      <text:p text:style-name="P13"><text:a xlink:type="simple" xlink:href="http://docs.doctrine-project.org/projects/doctrine-orm/en/latest/tutorials/getting-started.html"><text:span text:style-name="T9">http://docs.doctrine-project.org/projects/doctrine-orm/en/latest/tutorials/getting-started.html</text:span></text:a></text:p>
      <text:p text:style-name="P13"/>
      <text:p text:style-name="P13"/>
      <text:p text:style-name="P13">Doctrine 2 is an <text:a xlink:type="simple" xlink:href="http://en.wikipedia.org/wiki/Object-relational_mapping">object-relational mapper (ORM)</text:a> for PHP 5.4+ that provides transparent persistence for PHP objects. </text:p>
      <text:p text:style-name="P13"/>
      <text:p text:style-name="P13"/>
      <text:p text:style-name="P1">Entities:</text:p>
      <text:p text:style-name="P13"><text:span text:style-name="T9"><text:tab/></text:span>Entities are PHP Objects that can be identified over many requests by a unique identifier or primary key. </text:p>
      <text:p text:style-name="P13"/>
      <text:p text:style-name="P21"/>
      <text:p text:style-name="P13"/>
      <text:p text:style-name="P5"><text:span text:style-name="T7">I</text:span><text:span text:style-name="T6">nstallation:</text:span></text:p>
      <text:p text:style-name="P5"/>
      <text:p text:style-name="P13"><text:span text:style-name="T8"><text:tab/></text:span><text:span text:style-name="T5">Composer</text:span> is a dependency manager for PHP. <text:span text:style-name="T5">Composer</text:span> is <text:span text:style-name="T5">used</text:span> in all modern PHP frameworks (Symfony, Laravel) and is one of the most recommended tools that solves fundamental issues in the majority of web projects.</text:p>
      <text:p text:style-name="P13"/>
      <text:p text:style-name="P14">Create a new empty folder for this tutorial project, for example <text:span text:style-name="Source_20_Text">doctrine2-tutorial</text:span> and create a new file <text:span text:style-name="Source_20_Text">composer.json</text:span> with the following contents:</text:p>
      <text:p text:style-name="P19"><text:bookmark-start text:name="__DdeLink__282_132278184"/>{</text:p>
      <text:p text:style-name="P19"><text:s text:c="4"/>"require": {</text:p>
      <text:p text:style-name="P19"><text:s text:c="8"/>"doctrine/orm": "2.4.*",</text:p>
      <text:p text:style-name="P19"><text:s text:c="8"/>"symfony/yaml": "2.*"</text:p>
      <text:p text:style-name="P19"><text:s text:c="4"/>},</text:p>
      <text:p text:style-name="P19"><text:s text:c="4"/>"autoload": {</text:p>
      <text:p text:style-name="P19"><text:s text:c="8"/>"psr-0": {"": "src/"}</text:p>
      <text:p text:style-name="P19"><text:s text:c="4"/>}</text:p>
      <text:p text:style-name="P20">}<text:bookmark-end text:name="__DdeLink__282_132278184"/></text:p>
      <text:p text:style-name="P14">Install Doctrine using the Composer Dependency Management tool, by calling:</text:p>
      <text:p text:style-name="P20">$ composer install</text:p>
      <text:p text:style-name="P13">This will install the packages Doctrine Common, Doctrine DBAL, Doctrine ORM, Symfony YAML and Symfony Console into the <text:span text:style-name="Citation">vendor</text:span> directory. The Symfony dependencies are not required by Doctrine but will be used in this tutorial.</text:p>
      <text:p text:style-name="P13"/>
      <text:p text:style-name="P2">Bootstrap Config:</text:p>
      <text:p text:style-name="P6"><text:tab/></text:p>
      <text:p text:style-name="P7"><text:span text:style-name="T10">1.</text:span><text:bookmark-start text:name="__DdeLink__284_132278184"/><text:span text:style-name="T10"> </text:span>Initialize the doctrine tools<text:bookmark-end text:name="__DdeLink__284_132278184"/></text:p>
      <text:p text:style-name="P7"><text:tab/><text:bookmark-start text:name="__DdeLink__286_132278184"/><text:span text:style-name="T11">use Doctrine\ORM\Tools\Setup;</text:span></text:p>
      <text:p text:style-name="P8"><text:tab/>use Doctrine\ORM\EntityManager;<text:bookmark-end text:name="__DdeLink__286_132278184"/></text:p>
      <text:p text:style-name="P8"/>
      <text:p text:style-name="P8">2. <text:bookmark-start text:name="__DdeLink__288_132278184"/>Autoloading is taken care of by Composer.</text:p>
      <text:p text:style-name="P24"><text:tab/>require_once "vendor/autoload.php <text:s/><text:bookmark-end text:name="__DdeLink__288_132278184"/></text:p>
      <text:p text:style-name="P6"/>
      <text:p text:style-name="P9">3. <text:bookmark-start text:name="__DdeLink__292_132278184"/>Define the annotation file path , where to create entity files</text:p>
      <text:p text:style-name="P9"><text:tab/><text:span text:style-name="T12">$config = Setup::createAnnotationMetadataConfiguration(array(__DIR__ . "/src"), $isDevMode, null, null, false);</text:span><text:bookmark-end text:name="__DdeLink__292_132278184"/></text:p>
      <text:p text:style-name="P9"><text:soft-page-break/><text:tab/><text:span text:style-name="T12">param1 =&gt; entity path,</text:span></text:p>
      <text:p text:style-name="P13"><text:span text:style-name="T2"><text:tab/></text:span><text:span text:style-name="T3">param2 =&gt; dev mode true or false.</text:span></text:p>
      <text:p text:style-name="P23"/>
      <text:p text:style-name="P13"><text:span text:style-name="T3"><text:tab/><text:tab/></text:span>If <text:span text:style-name="Citation">$isDevMode</text:span> is true caching is done in memory with the <text:span text:style-name="Source_20_Text">ArrayCache</text:span>. Proxy <text:tab/><text:tab/><text:tab/>objects are <text:tab/>recreated on every request. </text:p>
      <text:p text:style-name="P14"><text:span text:style-name="T13"><text:s text:c="16"/><text:tab/>I</text:span>f <text:span text:style-name="Citation">$isDevMode</text:span> is false, check for Caches in the order APC, Xcache, Memcache (127.0.0.1:11211), Redis (127.0.0.1:6379) unless <text:span text:style-name="Citation">$cache</text:span> is passed as fourth argument.</text:p>
      <text:p text:style-name="P9"><text:tab/></text:p>
      <text:p text:style-name="P10">4.<text:bookmark-start text:name="__DdeLink__294_132278184"/> Define Database configuration details:</text:p>
      <text:p text:style-name="P10"><text:tab/>$conn = array(</text:p>
      <text:p text:style-name="P10"><text:s text:c="4"/>'driver' =&gt; 'pdo_mysql',</text:p>
      <text:p text:style-name="P10"><text:s text:c="4"/>'host' =&gt; 'localhost',</text:p>
      <text:p text:style-name="P10"><text:s text:c="4"/>'dbname' =&gt; 'userdatabase',</text:p>
      <text:p text:style-name="P10"><text:s text:c="4"/>'user' =&gt; 'root',</text:p>
      <text:p text:style-name="P10"><text:s text:c="4"/>'password' =&gt; 'Impelsys1'</text:p>
      <text:p text:style-name="P10">);<text:bookmark-end text:name="__DdeLink__294_132278184"/></text:p>
      <text:p text:style-name="P10"/>
      <text:p text:style-name="P11">5. <text:bookmark-start text:name="__DdeLink__296_132278184"/>obtaining the entity manager</text:p>
      <text:p text:style-name="P11"><text:tab/>$entityManager = EntityManager::create($conn, $config);<text:bookmark-end text:name="__DdeLink__296_132278184"/></text:p>
      <text:p text:style-name="P11"/>
      <text:p text:style-name="P11"/>
      <text:p text:style-name="P3">Create Entity using command line tool:</text:p>
      <text:p text:style-name="P3"/>
      <text:p text:style-name="P3">* <text:span text:style-name="T14">Database to Entity:</text:span></text:p>
      <text:p text:style-name="P3"/>
      <text:p text:style-name="P12">1 . Create the annotation from database:</text:p>
      <text:p text:style-name="P4"><text:tab/><text:bookmark-start text:name="__DdeLink__298_132278184"/>vendor/bin/doctrine orm:convert-mapping --from-database annotation src/Entity/<text:bookmark-end text:name="__DdeLink__298_132278184"/></text:p>
      <text:p text:style-name="P4"/>
      <text:p text:style-name="P12">2. Create setter and getter:</text:p>
      <text:p text:style-name="P4"><text:tab/><text:bookmark-start text:name="__DdeLink__300_132278184"/>vendor/bin/doctrine orm:generate-entities src/Entity/ --generate-annotations="true"<text:bookmark-end text:name="__DdeLink__300_132278184"/></text:p>
      <text:p text:style-name="P4"/>
      <text:p text:style-name="P12">3.Update the entities:</text:p>
      <text:p text:style-name="P12"><text:tab/><text:span text:style-name="T6">vendor/bin/doctrine orm:generate-entities --update-entities="true" <text:s/>src/Entity/ --generate-annotations="true" </text:span></text:p>
      <text:p text:style-name="P12"/>
      <text:p text:style-name="P4">* Entity to Database:</text:p>
      <text:p text:style-name="P12"/>
      <text:p text:style-name="P19">vendor/bin/doctrine orm:schema-tool:create </text:p>
      <text:p text:style-name="P19"/>
      <text:p text:style-name="P19">vendor/bin/doctrine orm:schema-tool:update --force</text:p>
      <text:p text:style-name="P19"/>
      <text:p text:style-name="P19">vendor/bin/doctrine orm:schema-tool:drop – force</text:p>
      <text:p text:style-name="P19"/>
      <text:p text:style-name="P18">vendor/bin/doctrine orm:schema-tool:update -- force –dump-seql</text:p>
      <text:p text:style-name="P18"/>
      <text:p text:style-name="P18"/>
      <text:p text:style-name="P15">Application:</text:p>
      <text:p text:style-name="P15"/>
      <text:p text:style-name="P15">1.<text:span text:style-name="T1">create one php file for utilize doctrine</text:span></text:p>
      <text:p text:style-name="P15"/>
      <text:p text:style-name="P25">2.Include bootstrap and entity file in that php.</text:p>
      <text:p text:style-name="P16"/>
      <text:p text:style-name="P25"><text:soft-page-break/>3.create obj for that class and call set method to insert.</text:p>
      <text:p text:style-name="P16"><text:span text:style-name="T1"><text:tab/></text:span><text:span text:style-name="T4">$userProfile = new UserProfile();</text:span></text:p>
      <text:p text:style-name="P26"><text:tab/>$userProfile-&gt;setEmailAddress($emailAddress);</text:p>
      <text:p text:style-name="P17"/>
      <text:p text:style-name="P27">4.call entity manager to do operations</text:p>
      <text:p text:style-name="P27"><text:tab/>$entityManager-&gt;persist($userProfile);</text:p>
      <text:p text:style-name="P27"><text:tab/>$entityManager-&gt;flush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29:35.466207141</meta:creation-date>
    <dc:date>2017-04-25T19:57:24.31823202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66" meta:word-count="388" meta:character-count="3160" meta:non-whitespace-character-count="2727"/>
  </office:meta>
</office:document-meta>
</file>